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Box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formatText( Object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BoxBehavio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setAttribute( String name , String value , String fac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BoxBehavior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setAccessKey( char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formatterH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addFormatter( Formatter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BoxBehavior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setPassword( boolean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renderEnd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BoxBehavior.preRen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xtBoxBehavior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BoxBehavior.renderStart( Appender appen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